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awler.hasTranslatedLink( Target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ing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awler.Craw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awl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ingIterator.CrawlingIterator( Set visitedAlready , Map stillNotVisi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awl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getTransla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addTranslatedLink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ing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getRemai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addTarget( Targe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awler.getTranslatedLink( Target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awler.getProcess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